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6800000072D55575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linejoin="round" svg:stroke-linecap="roun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15.7cm" svg:x="11.4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1cm" svg:x="2.4cm" svg:y="2.1cm">
          <text:p text:style-name="P2">Impor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2.9cm" svg:x="2.4cm" svg:y="3.6cm">
          <text:p text:style-name="P2">Variabl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2.5cm" svg:x="2.4cm" svg:y="7cm">
          <text:p text:style-name="P2">Initiate stimul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.5cm" svg:x="2.4cm" svg:y="10cm">
          <text:p text:style-name="P2">Various</text:p>
          <text:p text:style-name="P2">helper-function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3.5cm" svg:x="2.4cm" svg:y="12cm">
          <text:p text:style-name="P2">makeBlock(condition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5cm" svg:x="2.4cm" svg:y="16cm">
          <text:p text:style-name="P2">runBlock(condition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.5cm" svg:x="2.4cm" svg:y="21.5cm">
          <text:p text:style-name="P2">Execute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5cm" svg:height="0.792cm" draw:transform="rotate (1.5707963267949) translate (1.279cm 9.5cm)">
          <draw:image xlink:href="Pictures/100000000000016800000072D5557535.png" xlink:type="simple" xlink:show="embed" xlink:actuate="onLoad">
            <text:p/>
          </draw:image>
        </draw:frame>
        <draw:frame draw:style-name="gr5" draw:text-style-name="P1" draw:layer="layout" svg:width="2.5cm" svg:height="0.792cm" draw:transform="rotate (1.5707963267949) translate (1.3cm 19.8cm)">
          <draw:image xlink:href="Pictures/100000000000016800000072D5557535.png" xlink:type="simple" xlink:show="embed" xlink:actuate="onLoad">
            <text:p/>
          </draw:image>
        </draw:frame>
        <draw:g>
          <draw:custom-shape draw:style-name="gr6" draw:text-style-name="P3" draw:layer="layout" svg:width="6.1cm" svg:height="1.3cm" svg:x="12.4cm" svg:y="8.1cm">
            <text:p text:style-name="P3"><text:span text:style-name="T1">run makeBlock</text:span></text:p>
            <text:p text:style-name="P3"><text:span text:style-name="T1">and prepare blo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2" draw:id="id2" draw:layer="layout" svg:width="6.1cm" svg:height="2.5cm" svg:x="12.4cm" svg:y="9.9cm">
            <text:p text:style-name="P2">Prepare trial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1cm" svg:height="3.5cm" svg:x="12.4cm" svg:y="12.9cm">
            <text:p text:style-name="P2">Show stimuli!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1cm" svg:height="2.7cm" svg:x="12.4cm" svg:y="16.9cm">
            <text:p text:style-name="P2">Collect/score</text:p>
            <text:p text:style-name="P2">responses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" draw:id="id1" draw:layer="layout" svg:width="6.1cm" svg:height="1cm" svg:x="12.4cm" svg:y="20cm">
            <text:p text:style-name="P2">save trial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draw:type="lines" draw:line-skew="0.399cm 0.399cm" svg:x1="18.5cm" svg:y1="20.5cm" svg:x2="18.5cm" svg:y2="11.15cm" draw:start-shape="id1" draw:end-shape="id2" draw:end-glue-point="1" svg:d="m18500 20500h900v-9350h-900" svg:viewBox="0 0 901 9351">
            <text:p/>
          </draw:connector>
        </draw:g>
        <draw:line draw:style-name="gr9" draw:text-style-name="P1" draw:layer="layout" svg:x1="9.4cm" svg:y1="16.1cm" svg:x2="11.4cm" svg:y2="7.3cm">
          <text:p/>
        </draw:line>
        <draw:line draw:style-name="gr9" draw:text-style-name="P1" draw:layer="layout" svg:x1="9.4cm" svg:y1="21cm" svg:x2="11.4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Kristoffer Lindeløv</meta:initial-creator>
    <meta:creation-date>2014-01-08T08:35:58.413000000</meta:creation-date>
    <dc:date>2014-01-08T09:01:02.948000000</dc:date>
    <dc:creator>Jonas Kristoffer Lindeløv</dc:creator>
    <meta:editing-duration>PT21M9S</meta:editing-duration>
    <meta:editing-cycles>6</meta:editing-cycles>
    <meta:generator>LibreOffice/4.1.3.2$Windows_x86 LibreOffice_project/70feb7d99726f064edab4605a8ab840c50ec57a</meta:generator>
    <meta:document-statistic meta:object-count="19"/>
  </office:meta>
</office:document-meta>
</file>